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24-03-2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21-12-11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20-12-1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19-12-19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18-12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17-12-0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16-11-2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904" calcext:value-type="float">
            <text:p>80.7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3232" calcext:value-type="float">
            <text:p>80.7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200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9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9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9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9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9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9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9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8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8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8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8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8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8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7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7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9401</text:p>
          </table:table-cell>
          <table:table-cell office:value-type="string" calcext:value-type="string">
            <text:p>197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